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549.47pt" svg:height="293.67pt" svg:x="761.78pt" svg:y="29.37pt">
            <loext:p draw:notify-on-update-of-ranges="Sheet1.A2:Sheet1.A8 Sheet1.B2:Sheet1.B8 Sheet1.C2:Sheet1.C8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453.46pt" svg:height="255.26pt" svg:x="283.32pt" svg:y="132.49pt">
            <loext:p draw:notify-on-update-of-ranges="Sheet1.A15:Sheet1.A22 Sheet1.B15:Sheet1.B22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  <draw:frame draw:z-index="2" draw:style-name="gr1" draw:text-style-name="P1" svg:width="497.17pt" svg:height="255.26pt" svg:x="131.13pt" svg:y="450.99pt">
            <loext:p draw:notify-on-update-of-ranges="Sheet1.A34:Sheet1.A67 Sheet1.B34:Sheet1.B6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 office:value-type="string" calcext:value-type="string">
            <text:p>Detector</text:p>
          </table:table-cell>
          <table:table-cell office:value-type="string" calcext:value-type="string">
            <text:p>Key Points</text:p>
          </table:table-cell>
          <table:table-cell office:value-type="string" calcext:value-type="string">
            <text:p>Average Time/ms</text:p>
          </table:table-cell>
          <table:table-cell/>
        </table:table-row>
        <table:table-row table:style-name="ro1">
          <table:table-cell office:value-type="string" calcext:value-type="string">
            <text:p>AKAZE</text:p>
          </table:table-cell>
          <table:table-cell office:value-type="float" office:value="1670" calcext:value-type="float">
            <text:p>1670</text:p>
          </table:table-cell>
          <table:table-cell table:number-columns-repeated="2" office:value-type="float" office:value="29.06" calcext:value-type="float">
            <text:p>29.06</text:p>
          </table:table-cell>
        </table:table-row>
        <table:table-row table:style-name="ro1">
          <table:table-cell office:value-type="string" calcext:value-type="string">
            <text:p>BRISK</text:p>
          </table:table-cell>
          <table:table-cell office:value-type="float" office:value="2762" calcext:value-type="float">
            <text:p>2762</text:p>
          </table:table-cell>
          <table:table-cell office:value-type="float" office:value="23.68" calcext:value-type="float">
            <text:p>23.68</text:p>
          </table:table-cell>
          <table:table-cell office:value-type="float" office:value="23.6817" calcext:value-type="float">
            <text:p>23.6817</text:p>
          </table:table-cell>
        </table:table-row>
        <table:table-row table:style-name="ro1">
          <table:table-cell office:value-type="string" calcext:value-type="string">
            <text:p>FAST</text:p>
          </table:table-cell>
          <table:table-cell office:value-type="float" office:value="1491" calcext:value-type="float">
            <text:p>1491</text:p>
          </table:table-cell>
          <table:table-cell office:value-type="float" office:value="0.46" calcext:value-type="float">
            <text:p>0.46</text:p>
          </table:table-cell>
          <table:table-cell office:value-type="float" office:value="0.462887" calcext:value-type="float">
            <text:p>0.462887</text:p>
          </table:table-cell>
        </table:table-row>
        <table:table-row table:style-name="ro1">
          <table:table-cell office:value-type="string" calcext:value-type="string">
            <text:p>HARRIS</text:p>
          </table:table-cell>
          <table:table-cell office:value-type="float" office:value="1084" calcext:value-type="float">
            <text:p>1084</text:p>
          </table:table-cell>
          <table:table-cell office:value-type="float" office:value="7.28" calcext:value-type="float">
            <text:p>7.28</text:p>
          </table:table-cell>
          <table:table-cell office:value-type="float" office:value="7.27646" calcext:value-type="float">
            <text:p>7.27646</text:p>
          </table:table-cell>
        </table:table-row>
        <table:table-row table:style-name="ro1">
          <table:table-cell office:value-type="string" calcext:value-type="string">
            <text:p>ORB</text:p>
          </table:table-cell>
          <table:table-cell office:value-type="float" office:value="1160" calcext:value-type="float">
            <text:p>1160</text:p>
          </table:table-cell>
          <table:table-cell office:value-type="float" office:value="4.43" calcext:value-type="float">
            <text:p>4.43</text:p>
          </table:table-cell>
          <table:table-cell office:value-type="float" office:value="4.42998" calcext:value-type="float">
            <text:p>4.42998</text:p>
          </table:table-cell>
        </table:table-row>
        <table:table-row table:style-name="ro1">
          <table:table-cell office:value-type="string" calcext:value-type="string">
            <text:p>SHITOMASI</text:p>
          </table:table-cell>
          <table:table-cell office:value-type="float" office:value="2326" calcext:value-type="float">
            <text:p>2326</text:p>
          </table:table-cell>
          <table:table-cell office:value-type="float" office:value="5.87" calcext:value-type="float">
            <text:p>5.87</text:p>
          </table:table-cell>
          <table:table-cell office:value-type="float" office:value="5.86637" calcext:value-type="float">
            <text:p>5.86637</text:p>
          </table:table-cell>
        </table:table-row>
        <table:table-row table:style-name="ro1">
          <table:table-cell office:value-type="string" calcext:value-type="string">
            <text:p>SIFT</text:p>
          </table:table-cell>
          <table:table-cell office:value-type="float" office:value="1386" calcext:value-type="float">
            <text:p>1386</text:p>
          </table:table-cell>
          <table:table-cell office:value-type="float" office:value="48.12" calcext:value-type="float">
            <text:p>48.12</text:p>
          </table:table-cell>
          <table:table-cell office:value-type="float" office:value="48.1228" calcext:value-type="float">
            <text:p>48.1228</text:p>
          </table:table-cell>
        </table:table-row>
        <table:table-row table:style-name="ro1" table:number-rows-repeated="6">
          <table:table-cell table:number-columns-repeated="4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41" calcext:value-type="float">
            <text:p>241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203" calcext:value-type="float">
            <text:p>203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67" calcext:value-type="float">
            <text:p>167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42" calcext:value-type="float">
            <text:p>142</text:p>
          </table:table-cell>
          <table:table-cell table:number-columns-repeated="2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113" calcext:value-type="float">
            <text:p>113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97" calcext:value-type="float">
            <text:p>97</text:p>
          </table:table-cell>
          <table:table-cell table:number-columns-repeated="2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table:number-columns-repeated="2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103" calcext:value-type="float">
            <text:p>103</text:p>
          </table:table-cell>
          <table:table-cell table:number-columns-repeated="2"/>
        </table:table-row>
        <table:table-row table:style-name="ro1" table:number-rows-repeated="11"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233" calcext:value-type="float">
            <text:p>233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74" calcext:value-type="float">
            <text:p>174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06" calcext:value-type="float">
            <text:p>106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4" calcext:value-type="float">
            <text:p>24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6" calcext:value-type="float">
            <text:p>26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9" calcext:value-type="float">
            <text:p>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1" calcext:value-type="float">
            <text:p>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5" calcext:value-type="float">
            <text:p>15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6" calcext:value-type="float">
            <text:p>16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2" calcext:value-type="float">
            <text:p>12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7" calcext:value-type="float">
            <text:p>7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0" calcext:value-type="float">
            <text:p>10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6" calcext:value-type="float">
            <text:p>6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" calcext:value-type="float">
            <text:p>1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7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2:57:43.078403543</meta:creation-date>
    <dc:date>2019-07-29T15:11:06.343089849</dc:date>
    <meta:editing-duration>PT8M1S</meta:editing-duration>
    <meta:editing-cycles>1</meta:editing-cycles>
    <meta:generator>LibreOffice/5.1.6.2$Linux_X86_64 LibreOffice_project/10m0$Build-2</meta:generator>
    <meta:document-statistic meta:table-count="1" meta:cell-count="115" meta:object-count="3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group-bars-per-axis="false" chart:treat-empty-cells="use-zero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color="#b3b3b3"/>
      <style:text-properties fo:font-size="10pt" style:font-size-asian="10pt" style:font-size-complex="10pt"/>
    </style:style>
    <style:style style:name="ch7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display-label="true" chart:logarithmic="false" chart:minimum="0" chart:maximum="55" chart:interval-major="5" chart:reverse-direction="false" text:line-break="false" loext:try-staggering-first="false" chart:link-data-style-to-source="true" chart:axis-position="end"/>
      <style:graphic-properties svg:stroke-color="#b3b3b3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004586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ff420e" dr3d:edge-rounding="5%"/>
      <style:text-properties fo:font-size="10pt" style:font-size-asian="10pt" style:font-size-complex="10pt"/>
    </style:style>
    <style:style style:name="ch12" style:family="chart">
      <style:chart-properties chart:solid-type="cuboid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19.385cm" svg:height="10.361cm" xlink:href=".." xlink:type="simple" chart:class="chart:bar" chart:style-name="ch1">
        <chart:title svg:x="5.865cm" svg:y="0.343cm" chart:style-name="ch2">
          <text:p>Key Points Count and Detection Time </text:p>
        </chart:title>
        <chart:legend chart:legend-position="top" svg:x="7.519cm" svg:y="1.307cm" style:legend-expansion="wide" chart:style-name="ch3"/>
        <chart:plot-area chart:style-name="ch4" table:cell-range-address="Sheet1.A2:Sheet1.C8" chart:data-source-has-labels="both" svg:x="0.278cm" svg:y="0.82cm" svg:width="18.975cm" svg:height="9.443cm">
          <chartooo:coordinate-region svg:x="1.27cm" svg:y="1.019cm" svg:width="17.361cm" svg:height="8.597cm"/>
          <chart:axis chart:dimension="x" chart:name="primary-x" chart:style-name="ch5" chartooo:axis-type="auto">
            <chartooo:date-scale/>
            <chart:categories table:cell-range-address="Sheet1.A2:Sheet1.A8"/>
          </chart:axis>
          <chart:axis chart:dimension="x" chart:name="secondary-x" chart:style-name="ch6"/>
          <chart:axis chart:dimension="y" chart:name="primary-y" chart:style-name="ch7">
            <chart:grid chart:style-name="ch8" chart:class="major"/>
          </chart:axis>
          <chart:axis chart:dimension="y" chart:name="secondary-y" chart:style-name="ch9"/>
          <chart:series chart:attached-axis="primary-y" chart:style-name="ch10" chart:values-cell-range-address="Sheet1.B2:Sheet1.B8" loext:label-string="keypoints" chart:class="chart:bar">
            <chart:data-point chart:repeated="7"/>
          </chart:series>
          <chart:series chart:attached-axis="secondary-y" chart:style-name="ch11" chart:values-cell-range-address="Sheet1.C2:Sheet1.C8" loext:label-string="time_in_ms" chart:class="chart:bar">
            <chart:data-point chart:style-name="ch12"/>
            <chart:data-point chart:repeated="5"/>
            <chart:data-point chart:style-name="ch12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keypoints</text:p>
              </table:table-cell>
              <table:table-cell office:value-type="string">
                <text:p>time_in_ms</text:p>
              </table:table-cell>
            </table:table-row>
          </table:table-header-rows>
          <table:table-rows>
            <table:table-row>
              <table:table-cell office:value-type="string">
                <text:p>AKAZE</text:p>
                <draw:g>
                  <svg:desc>Sheet1.A2:Sheet1.A8</svg:desc>
                </draw:g>
              </table:table-cell>
              <table:table-cell office:value-type="float" office:value="1670">
                <text:p>1670</text:p>
                <draw:g>
                  <svg:desc>Sheet1.B2:Sheet1.B8</svg:desc>
                </draw:g>
              </table:table-cell>
              <table:table-cell office:value-type="float" office:value="29.06">
                <text:p>29.06</text:p>
                <draw:g>
                  <svg:desc>Sheet1.C2:Sheet1.C8</svg:desc>
                </draw:g>
              </table:table-cell>
            </table:table-row>
            <table:table-row>
              <table:table-cell office:value-type="string">
                <text:p>BRISK</text:p>
              </table:table-cell>
              <table:table-cell office:value-type="float" office:value="2762">
                <text:p>2762</text:p>
              </table:table-cell>
              <table:table-cell office:value-type="float" office:value="23.68">
                <text:p>23.68</text:p>
              </table:table-cell>
            </table:table-row>
            <table:table-row>
              <table:table-cell office:value-type="string">
                <text:p>FAST</text:p>
              </table:table-cell>
              <table:table-cell office:value-type="float" office:value="1491">
                <text:p>1491</text:p>
              </table:table-cell>
              <table:table-cell office:value-type="float" office:value="0.46">
                <text:p>0.46</text:p>
              </table:table-cell>
            </table:table-row>
            <table:table-row>
              <table:table-cell office:value-type="string">
                <text:p>HARRIS</text:p>
              </table:table-cell>
              <table:table-cell office:value-type="float" office:value="1084">
                <text:p>1084</text:p>
              </table:table-cell>
              <table:table-cell office:value-type="float" office:value="7.28">
                <text:p>7.28</text:p>
              </table:table-cell>
            </table:table-row>
            <table:table-row>
              <table:table-cell office:value-type="string">
                <text:p>ORB</text:p>
              </table:table-cell>
              <table:table-cell office:value-type="float" office:value="1160">
                <text:p>1160</text:p>
              </table:table-cell>
              <table:table-cell office:value-type="float" office:value="4.43">
                <text:p>4.43</text:p>
              </table:table-cell>
            </table:table-row>
            <table:table-row>
              <table:table-cell office:value-type="string">
                <text:p>SHITOMASI</text:p>
              </table:table-cell>
              <table:table-cell office:value-type="float" office:value="2326">
                <text:p>2326</text:p>
              </table:table-cell>
              <table:table-cell office:value-type="float" office:value="5.87">
                <text:p>5.87</text:p>
              </table:table-cell>
            </table:table-row>
            <table:table-row>
              <table:table-cell office:value-type="string">
                <text:p>SIFT</text:p>
              </table:table-cell>
              <table:table-cell office:value-type="float" office:value="1386">
                <text:p>1386</text:p>
              </table:table-cell>
              <table:table-cell office:value-type="float" office:value="48.12">
                <text:p>48.1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579d1c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bar" chart:style-name="ch1">
        <chart:title svg:x="4.251cm" svg:y="0.316cm" chart:style-name="ch2">
          <text:p>ORB Neighborhood Size Distribution </text:p>
        </chart:title>
        <chart:legend svg:x="6.948cm" svg:y="1.808cm" style:legend-expansion="custom" chartooo:width="2.212cm" chartooo:height="0.598cm" style:legend-expansion-aspect-ratio="3.69899665551839" chart:style-name="ch3"/>
        <chart:plot-area chart:style-name="ch4" table:cell-range-address="Sheet1.A15:Sheet1.B22" chart:data-source-has-labels="both" svg:x="0.319cm" svg:y="1.275cm" svg:width="15.36cm" svg:height="7.551cm">
          <chartooo:coordinate-region svg:x="1.126cm" svg:y="1.474cm" svg:width="14.553cm" svg:height="6.705cm"/>
          <chart:axis chart:dimension="x" chart:name="primary-x" chart:style-name="ch5" chartooo:axis-type="auto">
            <chartooo:date-scale/>
            <chart:categories table:cell-range-address="Sheet1.A15:Sheet1.A22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15:Sheet1.B22" loext:label-string="size_count" chart:class="chart:bar">
            <chart:data-point chart:style-name="ch9" chart:repeated="2"/>
            <chart:data-point/>
            <chart:data-point chart:style-name="ch9"/>
            <chart:data-point chart:repeated="4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_count</text:p>
              </table:table-cell>
            </table:table-row>
          </table:table-header-rows>
          <table:table-rows>
            <table:table-row>
              <table:table-cell office:value-type="float" office:value="31">
                <text:p>31</text:p>
                <draw:g>
                  <svg:desc>Sheet1.A15:Sheet1.A22</svg:desc>
                </draw:g>
              </table:table-cell>
              <table:table-cell office:value-type="float" office:value="241">
                <text:p>241</text:p>
                <draw:g>
                  <svg:desc>Sheet1.B15:Sheet1.B22</svg:desc>
                </draw:g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203">
                <text:p>203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67">
                <text:p>167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142">
                <text:p>142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113">
                <text:p>113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97">
                <text:p>97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94">
                <text:p>94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103">
                <text:p>10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 chart:data-label-number="value" chart:data-label-text="false" chart:data-label-symbol="false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value" chart:data-label-text="false" chart:data-label-symbol="false"/>
      <style:graphic-properties draw:stroke="none" draw:fill-color="#83caff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7.54cm" svg:height="9.006cm" xlink:href=".." xlink:type="simple" chart:class="chart:bar" chart:style-name="ch1">
        <chart:title svg:x="6.53cm" svg:y="0.316cm" chart:style-name="ch2">
          <text:p>SIFT Size Distribution</text:p>
        </chart:title>
        <chart:legend svg:x="6.486cm" svg:y="1.714cm" style:legend-expansion="custom" chartooo:width="2.212cm" chartooo:height="0.598cm" style:legend-expansion-aspect-ratio="3.69899665551839" chart:style-name="ch3"/>
        <chart:plot-area chart:style-name="ch4" table:cell-range-address="Sheet1.A34:Sheet1.B67" chart:data-source-has-labels="both" svg:x="0.35cm" svg:y="1.275cm" svg:width="16.84cm" svg:height="7.551cm">
          <chartooo:coordinate-region svg:x="1.157cm" svg:y="1.474cm" svg:width="16.033cm" svg:height="6.705cm"/>
          <chart:axis chart:dimension="x" chart:name="primary-x" chart:style-name="ch5" chartooo:axis-type="auto">
            <chartooo:date-scale/>
            <chart:categories table:cell-range-address="Sheet1.A34:Sheet1.A6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Sheet1.B34:Sheet1.B67" loext:label-string="size_count" chart:class="chart:bar">
            <chart:data-point chart:repeated="3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size_count</text:p>
              </table:table-cell>
            </table:table-row>
          </table:table-header-rows>
          <table:table-rows>
            <table:table-row>
              <table:table-cell office:value-type="float" office:value="2">
                <text:p>2</text:p>
                <draw:g>
                  <svg:desc>Sheet1.A34:Sheet1.A67</svg:desc>
                </draw:g>
              </table:table-cell>
              <table:table-cell office:value-type="float" office:value="233">
                <text:p>233</text:p>
                <draw:g>
                  <svg:desc>Sheet1.B34:Sheet1.B67</svg:desc>
                </draw:g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417">
                <text:p>417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36">
                <text:p>2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74">
                <text:p>174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06">
                <text:p>106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26">
                <text:p>2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16">
                <text:p>16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